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9.97mm" svg:height="90.05mm" svg:x="165.48mm" svg:y="23.37mm">
            <loext:p draw:notify-on-update-of-ranges="Sheet1.B7:Sheet1.B7 Sheet1.B8:Sheet1.B17 Sheet1.C7:Sheet1.C7 Sheet1.C8:Sheet1.C17 Sheet1.D7:Sheet1.D7 Sheet1.D8:Sheet1.D17 Sheet1.E7:Sheet1.E7 Sheet1.E8:Sheet1.E17 Sheet1.F7:Sheet1.F7 Sheet1.F8:Sheet1.F1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7mm" svg:height="90.05mm" svg:x="168.51mm" svg:y="126.7mm">
            <loext:p draw:notify-on-update-of-ranges="Sheet1.B30:Sheet1.B30 Sheet1.B31:Sheet1.B35 Sheet1.C30:Sheet1.C30 Sheet1.C31:Sheet1.C35 Sheet1.D30:Sheet1.D30 Sheet1.D31:Sheet1.D35 Sheet1.E30:Sheet1.E30 Sheet1.E31:Sheet1.E35 Sheet1.F30:Sheet1.F30 Sheet1.F31:Sheet1.F3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7mm" svg:height="90.05mm" svg:x="169.61mm" svg:y="230.29mm">
            <loext:p draw:notify-on-update-of-ranges="Sheet1.B51:Sheet1.B51 Sheet1.B52:Sheet1.B61 Sheet1.C51:Sheet1.C51 Sheet1.C52:Sheet1.C6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 table:number-rows-repeated="5">
          <table:table-cell table:number-columns-repeated="6"/>
        </table:table-row>
        <table:table-row table:style-name="ro1">
          <table:table-cell/>
          <table:table-cell office:value-type="string" calcext:value-type="string">
            <text:p>Stati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SP 1</text:p>
          </table:table-cell>
          <table:table-cell office:value-type="string" calcext:value-type="string">
            <text:p>CSP 2</text:p>
          </table:table-cell>
          <table:table-cell office:value-type="string" calcext:value-type="string">
            <text:p>CSP 3</text:p>
          </table:table-cell>
          <table:table-cell office:value-type="string" calcext:value-type="string">
            <text:p>CSP 4</text:p>
          </table:table-cell>
          <table:table-cell office:value-type="string" calcext:value-type="string">
            <text:p>CSP 5</text:p>
          </table:table-cell>
        </table:table-row>
        <table:table-row table:style-name="ro1">
          <table:table-cell/>
          <table:table-cell office:value-type="float" office:value="3267" calcext:value-type="float">
            <text:p>3267</text:p>
          </table:table-cell>
          <table:table-cell office:value-type="float" office:value="6732" calcext:value-type="float">
            <text:p>6732</text:p>
          </table:table-cell>
          <table:table-cell office:value-type="float" office:value="3267" calcext:value-type="float">
            <text:p>3267</text:p>
          </table:table-cell>
          <table:table-cell office:value-type="float" office:value="11484" calcext:value-type="float">
            <text:p>11484</text:p>
          </table:table-cell>
          <table:table-cell office:value-type="float" office:value="3168" calcext:value-type="float">
            <text:p>3168</text:p>
          </table:table-cell>
        </table:table-row>
        <table:table-row table:style-name="ro1">
          <table:table-cell/>
          <table:table-cell office:value-type="float" office:value="11627.9" calcext:value-type="float">
            <text:p>11627.9</text:p>
          </table:table-cell>
          <table:table-cell office:value-type="float" office:value="14995.7" calcext:value-type="float">
            <text:p>14995.7</text:p>
          </table:table-cell>
          <table:table-cell office:value-type="float" office:value="5428.69" calcext:value-type="float">
            <text:p>5428.69</text:p>
          </table:table-cell>
          <table:table-cell office:value-type="float" office:value="15386.5" calcext:value-type="float">
            <text:p>15386.5</text:p>
          </table:table-cell>
          <table:table-cell office:value-type="float" office:value="9294.38" calcext:value-type="float">
            <text:p>9294.38</text:p>
          </table:table-cell>
        </table:table-row>
        <table:table-row table:style-name="ro1">
          <table:table-cell/>
          <table:table-cell office:value-type="float" office:value="19011.1" calcext:value-type="float">
            <text:p>19011.1</text:p>
          </table:table-cell>
          <table:table-cell office:value-type="float" office:value="20943.2" calcext:value-type="float">
            <text:p>20943.2</text:p>
          </table:table-cell>
          <table:table-cell office:value-type="float" office:value="10348.8" calcext:value-type="float">
            <text:p>10348.8</text:p>
          </table:table-cell>
          <table:table-cell office:value-type="float" office:value="19418.1" calcext:value-type="float">
            <text:p>19418.1</text:p>
          </table:table-cell>
          <table:table-cell office:value-type="float" office:value="16065.3" calcext:value-type="float">
            <text:p>16065.3</text:p>
          </table:table-cell>
        </table:table-row>
        <table:table-row table:style-name="ro1">
          <table:table-cell/>
          <table:table-cell office:value-type="float" office:value="24845.7" calcext:value-type="float">
            <text:p>24845.7</text:p>
          </table:table-cell>
          <table:table-cell office:value-type="float" office:value="27090.5" calcext:value-type="float">
            <text:p>27090.5</text:p>
          </table:table-cell>
          <table:table-cell office:value-type="float" office:value="16787.7" calcext:value-type="float">
            <text:p>16787.7</text:p>
          </table:table-cell>
          <table:table-cell office:value-type="float" office:value="23519" calcext:value-type="float">
            <text:p>23519</text:p>
          </table:table-cell>
          <table:table-cell office:value-type="float" office:value="22813.4" calcext:value-type="float">
            <text:p>22813.4</text:p>
          </table:table-cell>
        </table:table-row>
        <table:table-row table:style-name="ro1">
          <table:table-cell/>
          <table:table-cell office:value-type="float" office:value="30793.3" calcext:value-type="float">
            <text:p>30793.3</text:p>
          </table:table-cell>
          <table:table-cell office:value-type="float" office:value="33407.3" calcext:value-type="float">
            <text:p>33407.3</text:p>
          </table:table-cell>
          <table:table-cell office:value-type="float" office:value="24517.5" calcext:value-type="float">
            <text:p>24517.5</text:p>
          </table:table-cell>
          <table:table-cell office:value-type="float" office:value="27659" calcext:value-type="float">
            <text:p>27659</text:p>
          </table:table-cell>
          <table:table-cell office:value-type="float" office:value="28180.7" calcext:value-type="float">
            <text:p>28180.7</text:p>
          </table:table-cell>
        </table:table-row>
        <table:table-row table:style-name="ro1">
          <table:table-cell/>
          <table:table-cell office:value-type="float" office:value="36844.3" calcext:value-type="float">
            <text:p>36844.3</text:p>
          </table:table-cell>
          <table:table-cell office:value-type="float" office:value="39875.9" calcext:value-type="float">
            <text:p>39875.9</text:p>
          </table:table-cell>
          <table:table-cell office:value-type="float" office:value="32288.3" calcext:value-type="float">
            <text:p>32288.3</text:p>
          </table:table-cell>
          <table:table-cell office:value-type="float" office:value="31819.6" calcext:value-type="float">
            <text:p>31819.6</text:p>
          </table:table-cell>
          <table:table-cell office:value-type="float" office:value="33561.7" calcext:value-type="float">
            <text:p>33561.7</text:p>
          </table:table-cell>
        </table:table-row>
        <table:table-row table:style-name="ro1">
          <table:table-cell/>
          <table:table-cell office:value-type="float" office:value="42992.3" calcext:value-type="float">
            <text:p>42992.3</text:p>
          </table:table-cell>
          <table:table-cell office:value-type="float" office:value="46484.6" calcext:value-type="float">
            <text:p>46484.6</text:p>
          </table:table-cell>
          <table:table-cell office:value-type="float" office:value="40173" calcext:value-type="float">
            <text:p>40173</text:p>
          </table:table-cell>
          <table:table-cell office:value-type="float" office:value="35988.5" calcext:value-type="float">
            <text:p>35988.5</text:p>
          </table:table-cell>
          <table:table-cell office:value-type="float" office:value="38954.4" calcext:value-type="float">
            <text:p>38954.4</text:p>
          </table:table-cell>
        </table:table-row>
        <table:table-row table:style-name="ro1">
          <table:table-cell/>
          <table:table-cell office:value-type="float" office:value="49233.1" calcext:value-type="float">
            <text:p>49233.1</text:p>
          </table:table-cell>
          <table:table-cell office:value-type="float" office:value="53225.4" calcext:value-type="float">
            <text:p>53225.4</text:p>
          </table:table-cell>
          <table:table-cell office:value-type="float" office:value="48225.2" calcext:value-type="float">
            <text:p>48225.2</text:p>
          </table:table-cell>
          <table:table-cell office:value-type="float" office:value="40156.6" calcext:value-type="float">
            <text:p>40156.6</text:p>
          </table:table-cell>
          <table:table-cell office:value-type="float" office:value="44357" calcext:value-type="float">
            <text:p>44357</text:p>
          </table:table-cell>
        </table:table-row>
        <table:table-row table:style-name="ro1">
          <table:table-cell/>
          <table:table-cell office:value-type="float" office:value="54206.1" calcext:value-type="float">
            <text:p>54206.1</text:p>
          </table:table-cell>
          <table:table-cell office:value-type="float" office:value="60092.3" calcext:value-type="float">
            <text:p>60092.3</text:p>
          </table:table-cell>
          <table:table-cell office:value-type="float" office:value="53962.4" calcext:value-type="float">
            <text:p>53962.4</text:p>
          </table:table-cell>
          <table:table-cell office:value-type="float" office:value="45673.1" calcext:value-type="float">
            <text:p>45673.1</text:p>
          </table:table-cell>
          <table:table-cell office:value-type="float" office:value="52236.8" calcext:value-type="float">
            <text:p>52236.8</text:p>
          </table:table-cell>
        </table:table-row>
        <table:table-row table:style-name="ro1">
          <table:table-cell/>
          <table:table-cell office:value-type="float" office:value="57943.8" calcext:value-type="float">
            <text:p>57943.8</text:p>
          </table:table-cell>
          <table:table-cell office:value-type="float" office:value="67081.1" calcext:value-type="float">
            <text:p>67081.1</text:p>
          </table:table-cell>
          <table:table-cell office:value-type="float" office:value="59838.5" calcext:value-type="float">
            <text:p>59838.5</text:p>
          </table:table-cell>
          <table:table-cell office:value-type="float" office:value="52455.4" calcext:value-type="float">
            <text:p>52455.4</text:p>
          </table:table-cell>
          <table:table-cell office:value-type="float" office:value="60169.4" calcext:value-type="float">
            <text:p>60169.4</text:p>
          </table:table-cell>
        </table:table-row>
        <table:table-row table:style-name="ro1" table:number-rows-repeated="11">
          <table:table-cell table:number-columns-repeated="6"/>
        </table:table-row>
        <table:table-row table:style-name="ro1">
          <table:table-cell/>
          <table:table-cell office:value-type="string" calcext:value-type="string">
            <text:p>Humara Dynami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SP 1</text:p>
          </table:table-cell>
          <table:table-cell office:value-type="string" calcext:value-type="string">
            <text:p>CSP 2</text:p>
          </table:table-cell>
          <table:table-cell office:value-type="string" calcext:value-type="string">
            <text:p>CSP 3</text:p>
          </table:table-cell>
          <table:table-cell office:value-type="string" calcext:value-type="string">
            <text:p>CSP 4</text:p>
          </table:table-cell>
          <table:table-cell office:value-type="string" calcext:value-type="string">
            <text:p>CSP 5</text:p>
          </table:table-cell>
        </table:table-row>
        <table:table-row table:style-name="ro1">
          <table:table-cell/>
          <table:table-cell office:value-type="float" office:value="6567" calcext:value-type="float">
            <text:p>6567</text:p>
          </table:table-cell>
          <table:table-cell office:value-type="float" office:value="13532" calcext:value-type="float">
            <text:p>13532</text:p>
          </table:table-cell>
          <table:table-cell office:value-type="float" office:value="6567" calcext:value-type="float">
            <text:p>6567</text:p>
          </table:table-cell>
          <table:table-cell office:value-type="float" office:value="23084" calcext:value-type="float">
            <text:p>23084</text:p>
          </table:table-cell>
          <table:table-cell office:value-type="float" office:value="6368" calcext:value-type="float">
            <text:p>6368</text:p>
          </table:table-cell>
        </table:table-row>
        <table:table-row table:style-name="ro1">
          <table:table-cell/>
          <table:table-cell office:value-type="float" office:value="22026.6" calcext:value-type="float">
            <text:p>22026.6</text:p>
          </table:table-cell>
          <table:table-cell office:value-type="float" office:value="28509.9" calcext:value-type="float">
            <text:p>28509.9</text:p>
          </table:table-cell>
          <table:table-cell office:value-type="float" office:value="10891.3" calcext:value-type="float">
            <text:p>10891.3</text:p>
          </table:table-cell>
          <table:table-cell office:value-type="float" office:value="30894.3" calcext:value-type="float">
            <text:p>30894.3</text:p>
          </table:table-cell>
          <table:table-cell office:value-type="float" office:value="21335.1" calcext:value-type="float">
            <text:p>21335.1</text:p>
          </table:table-cell>
        </table:table-row>
        <table:table-row table:style-name="ro1">
          <table:table-cell/>
          <table:table-cell office:value-type="float" office:value="35728.1" calcext:value-type="float">
            <text:p>35728.1</text:p>
          </table:table-cell>
          <table:table-cell office:value-type="float" office:value="42735.6" calcext:value-type="float">
            <text:p>42735.6</text:p>
          </table:table-cell>
          <table:table-cell office:value-type="float" office:value="23739.7" calcext:value-type="float">
            <text:p>23739.7</text:p>
          </table:table-cell>
          <table:table-cell office:value-type="float" office:value="36551.7" calcext:value-type="float">
            <text:p>36551.7</text:p>
          </table:table-cell>
          <table:table-cell office:value-type="float" office:value="32940.4" calcext:value-type="float">
            <text:p>32940.4</text:p>
          </table:table-cell>
        </table:table-row>
        <table:table-row table:style-name="ro1">
          <table:table-cell/>
          <table:table-cell office:value-type="float" office:value="47286.3" calcext:value-type="float">
            <text:p>47286.3</text:p>
          </table:table-cell>
          <table:table-cell office:value-type="float" office:value="54984.8" calcext:value-type="float">
            <text:p>54984.8</text:p>
          </table:table-cell>
          <table:table-cell office:value-type="float" office:value="39482.9" calcext:value-type="float">
            <text:p>39482.9</text:p>
          </table:table-cell>
          <table:table-cell office:value-type="float" office:value="44732" calcext:value-type="float">
            <text:p>44732</text:p>
          </table:table-cell>
          <table:table-cell office:value-type="float" office:value="43795.8" calcext:value-type="float">
            <text:p>43795.8</text:p>
          </table:table-cell>
        </table:table-row>
        <table:table-row table:style-name="ro1">
          <table:table-cell/>
          <table:table-cell office:value-type="float" office:value="59017.1" calcext:value-type="float">
            <text:p>59017.1</text:p>
          </table:table-cell>
          <table:table-cell office:value-type="float" office:value="67592.6" calcext:value-type="float">
            <text:p>67592.6</text:p>
          </table:table-cell>
          <table:table-cell office:value-type="float" office:value="55288" calcext:value-type="float">
            <text:p>55288</text:p>
          </table:table-cell>
          <table:table-cell office:value-type="float" office:value="52968.1" calcext:value-type="float">
            <text:p>52968.1</text:p>
          </table:table-cell>
          <table:table-cell office:value-type="float" office:value="54643.2" calcext:value-type="float">
            <text:p>54643.2</text:p>
          </table:table-cell>
        </table:table-row>
        <table:table-row table:style-name="ro1" table:number-rows-repeated="15">
          <table:table-cell table:number-columns-repeated="6"/>
        </table:table-row>
        <table:table-row table:style-name="ro1">
          <table:table-cell/>
          <table:table-cell office:value-type="string" calcext:value-type="string">
            <text:p>x100</text:p>
          </table:table-cell>
          <table:table-cell office:value-type="string" calcext:value-type="string">
            <text:p>x200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0.747336" calcext:value-type="float">
            <text:p>0.747336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84887" calcext:value-type="float">
            <text:p>0.84887</text:p>
          </table:table-cell>
          <table:table-cell office:value-type="float" office:value="0.747336" calcext:value-type="float">
            <text:p>0.747336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958158" calcext:value-type="float">
            <text:p>0.958158</text:p>
          </table:table-cell>
          <table:table-cell office:value-type="float" office:value="0.863242" calcext:value-type="float">
            <text:p>0.86324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975513" calcext:value-type="float">
            <text:p>0.975513</text:p>
          </table:table-cell>
          <table:table-cell office:value-type="float" office:value="0.863242" calcext:value-type="float">
            <text:p>0.86324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961844" calcext:value-type="float">
            <text:p>0.961844</text:p>
          </table:table-cell>
          <table:table-cell office:value-type="float" office:value="0.933253" calcext:value-type="float">
            <text:p>0.933253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961543" calcext:value-type="float">
            <text:p>0.961543</text:p>
          </table:table-cell>
          <table:table-cell office:value-type="float" office:value="0.933253" calcext:value-type="float">
            <text:p>0.933253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959715" calcext:value-type="float">
            <text:p>0.959715</text:p>
          </table:table-cell>
          <table:table-cell office:value-type="float" office:value="0.958437" calcext:value-type="float">
            <text:p>0.958437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9568" calcext:value-type="float">
            <text:p>0.9568</text:p>
          </table:table-cell>
          <table:table-cell office:value-type="float" office:value="0.958437" calcext:value-type="float">
            <text:p>0.958437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972364" calcext:value-type="float">
            <text:p>0.972364</text:p>
          </table:table-cell>
          <table:table-cell office:value-type="float" office:value="0.958604" calcext:value-type="float">
            <text:p>0.958604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950983" calcext:value-type="float">
            <text:p>0.950983</text:p>
          </table:table-cell>
          <table:table-cell office:value-type="float" office:value="0.958604" calcext:value-type="float">
            <text:p>0.958604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3">00/00/0000</text:date>, <text:time style:data-style-name="N2" text:time-value="20:33:27.9621354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8T15:39:40.386113308</meta:creation-date>
    <dc:date>2015-11-23T20:58:42.542355369</dc:date>
    <meta:editing-duration>PT4H2M42S</meta:editing-duration>
    <meta:editing-cycles>5</meta:editing-cycles>
    <meta:generator>LibreOffice/5.0.2.2$Linux_X86_64 LibreOffice_project/00m0$Build-2</meta:generator>
    <meta:document-statistic meta:table-count="1" meta:cell-count="109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7.043cm" svg:y="0.316cm" chart:style-name="ch2">
          <text:p>Revenue</text:p>
        </chart:title>
        <chart:legend chart:legend-position="end" svg:x="13.675cm" svg:y="3.208cm" style:legend-expansion="high" chart:style-name="ch3"/>
        <chart:plot-area chart:style-name="ch4" table:cell-range-address="Sheet1.B7:Sheet1.F17" chart:data-source-has-labels="row" svg:x="0.319cm" svg:y="1.301cm" svg:width="13.037cm" svg:height="6.544cm">
          <chartooo:coordinate-region svg:x="1.496cm" svg:y="1.501cm" svg:width="11.674cm" svg:height="5.697cm"/>
          <chart:axis chart:dimension="x" chart:name="primary-x" chart:style-name="ch5">
            <chart:title svg:x="5.616cm" svg:y="8.025cm" chart:style-name="ch6">
              <text:p>Iterations (x100)</text:p>
            </chart:title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Sheet1.B8:Sheet1.B17" chart:label-cell-address="Sheet1.B7:Sheet1.B7" chart:class="chart:line">
            <chart:data-point chart:repeated="10"/>
          </chart:series>
          <chart:series chart:style-name="ch9" chart:values-cell-range-address="Sheet1.C8:Sheet1.C17" chart:label-cell-address="Sheet1.C7:Sheet1.C7" chart:class="chart:line">
            <chart:data-point chart:repeated="10"/>
          </chart:series>
          <chart:series chart:style-name="ch10" chart:values-cell-range-address="Sheet1.D8:Sheet1.D17" chart:label-cell-address="Sheet1.D7:Sheet1.D7" chart:class="chart:line">
            <chart:data-point chart:repeated="10"/>
          </chart:series>
          <chart:series chart:style-name="ch11" chart:values-cell-range-address="Sheet1.E8:Sheet1.E17" chart:label-cell-address="Sheet1.E7:Sheet1.E7" chart:class="chart:line">
            <chart:data-point chart:repeated="10"/>
          </chart:series>
          <chart:series chart:style-name="ch12" chart:values-cell-range-address="Sheet1.F8:Sheet1.F17" chart:label-cell-address="Sheet1.F7:Sheet1.F7" chart:class="chart:line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SP 1</text:p>
                <draw:g>
                  <svg:desc>Sheet1.B7:Sheet1.B7</svg:desc>
                </draw:g>
              </table:table-cell>
              <table:table-cell office:value-type="string">
                <text:p>CSP 2</text:p>
                <draw:g>
                  <svg:desc>Sheet1.C7:Sheet1.C7</svg:desc>
                </draw:g>
              </table:table-cell>
              <table:table-cell office:value-type="string">
                <text:p>CSP 3</text:p>
                <draw:g>
                  <svg:desc>Sheet1.D7:Sheet1.D7</svg:desc>
                </draw:g>
              </table:table-cell>
              <table:table-cell office:value-type="string">
                <text:p>CSP 4</text:p>
                <draw:g>
                  <svg:desc>Sheet1.E7:Sheet1.E7</svg:desc>
                </draw:g>
              </table:table-cell>
              <table:table-cell office:value-type="string">
                <text:p>CSP 5</text:p>
                <draw:g>
                  <svg:desc>Sheet1.F7:Sheet1.F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67">
                <text:p>3267</text:p>
                <draw:g>
                  <svg:desc>Sheet1.B8:Sheet1.B17</svg:desc>
                </draw:g>
              </table:table-cell>
              <table:table-cell office:value-type="float" office:value="6732">
                <text:p>6732</text:p>
                <draw:g>
                  <svg:desc>Sheet1.C8:Sheet1.C17</svg:desc>
                </draw:g>
              </table:table-cell>
              <table:table-cell office:value-type="float" office:value="3267">
                <text:p>3267</text:p>
                <draw:g>
                  <svg:desc>Sheet1.D8:Sheet1.D17</svg:desc>
                </draw:g>
              </table:table-cell>
              <table:table-cell office:value-type="float" office:value="11484">
                <text:p>11484</text:p>
                <draw:g>
                  <svg:desc>Sheet1.E8:Sheet1.E17</svg:desc>
                </draw:g>
              </table:table-cell>
              <table:table-cell office:value-type="float" office:value="3168">
                <text:p>3168</text:p>
                <draw:g>
                  <svg:desc>Sheet1.F8:Sheet1.F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627.9">
                <text:p>11627.9</text:p>
              </table:table-cell>
              <table:table-cell office:value-type="float" office:value="14995.7">
                <text:p>14995.7</text:p>
              </table:table-cell>
              <table:table-cell office:value-type="float" office:value="5428.69">
                <text:p>5428.69</text:p>
              </table:table-cell>
              <table:table-cell office:value-type="float" office:value="15386.5">
                <text:p>15386.5</text:p>
              </table:table-cell>
              <table:table-cell office:value-type="float" office:value="9294.38">
                <text:p>9294.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011.1">
                <text:p>19011.1</text:p>
              </table:table-cell>
              <table:table-cell office:value-type="float" office:value="20943.2">
                <text:p>20943.2</text:p>
              </table:table-cell>
              <table:table-cell office:value-type="float" office:value="10348.8">
                <text:p>10348.8</text:p>
              </table:table-cell>
              <table:table-cell office:value-type="float" office:value="19418.1">
                <text:p>19418.1</text:p>
              </table:table-cell>
              <table:table-cell office:value-type="float" office:value="16065.3">
                <text:p>16065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845.7">
                <text:p>24845.7</text:p>
              </table:table-cell>
              <table:table-cell office:value-type="float" office:value="27090.5">
                <text:p>27090.5</text:p>
              </table:table-cell>
              <table:table-cell office:value-type="float" office:value="16787.7">
                <text:p>16787.7</text:p>
              </table:table-cell>
              <table:table-cell office:value-type="float" office:value="23519">
                <text:p>23519</text:p>
              </table:table-cell>
              <table:table-cell office:value-type="float" office:value="22813.4">
                <text:p>22813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793.3">
                <text:p>30793.3</text:p>
              </table:table-cell>
              <table:table-cell office:value-type="float" office:value="33407.3">
                <text:p>33407.3</text:p>
              </table:table-cell>
              <table:table-cell office:value-type="float" office:value="24517.5">
                <text:p>24517.5</text:p>
              </table:table-cell>
              <table:table-cell office:value-type="float" office:value="27659">
                <text:p>27659</text:p>
              </table:table-cell>
              <table:table-cell office:value-type="float" office:value="28180.7">
                <text:p>28180.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6844.3">
                <text:p>36844.3</text:p>
              </table:table-cell>
              <table:table-cell office:value-type="float" office:value="39875.9">
                <text:p>39875.9</text:p>
              </table:table-cell>
              <table:table-cell office:value-type="float" office:value="32288.3">
                <text:p>32288.3</text:p>
              </table:table-cell>
              <table:table-cell office:value-type="float" office:value="31819.6">
                <text:p>31819.6</text:p>
              </table:table-cell>
              <table:table-cell office:value-type="float" office:value="33561.7">
                <text:p>33561.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2992.3">
                <text:p>42992.3</text:p>
              </table:table-cell>
              <table:table-cell office:value-type="float" office:value="46484.6">
                <text:p>46484.6</text:p>
              </table:table-cell>
              <table:table-cell office:value-type="float" office:value="40173">
                <text:p>40173</text:p>
              </table:table-cell>
              <table:table-cell office:value-type="float" office:value="35988.5">
                <text:p>35988.5</text:p>
              </table:table-cell>
              <table:table-cell office:value-type="float" office:value="38954.4">
                <text:p>38954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9233.1">
                <text:p>49233.1</text:p>
              </table:table-cell>
              <table:table-cell office:value-type="float" office:value="53225.4">
                <text:p>53225.4</text:p>
              </table:table-cell>
              <table:table-cell office:value-type="float" office:value="48225.2">
                <text:p>48225.2</text:p>
              </table:table-cell>
              <table:table-cell office:value-type="float" office:value="40156.6">
                <text:p>40156.6</text:p>
              </table:table-cell>
              <table:table-cell office:value-type="float" office:value="44357">
                <text:p>4435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4206.1">
                <text:p>54206.1</text:p>
              </table:table-cell>
              <table:table-cell office:value-type="float" office:value="60092.3">
                <text:p>60092.3</text:p>
              </table:table-cell>
              <table:table-cell office:value-type="float" office:value="53962.4">
                <text:p>53962.4</text:p>
              </table:table-cell>
              <table:table-cell office:value-type="float" office:value="45673.1">
                <text:p>45673.1</text:p>
              </table:table-cell>
              <table:table-cell office:value-type="float" office:value="52236.8">
                <text:p>52236.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7943.8">
                <text:p>57943.8</text:p>
              </table:table-cell>
              <table:table-cell office:value-type="float" office:value="67081.1">
                <text:p>67081.1</text:p>
              </table:table-cell>
              <table:table-cell office:value-type="float" office:value="59838.5">
                <text:p>59838.5</text:p>
              </table:table-cell>
              <table:table-cell office:value-type="float" office:value="52455.4">
                <text:p>52455.4</text:p>
              </table:table-cell>
              <table:table-cell office:value-type="float" office:value="60169.4">
                <text:p>60169.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7.043cm" svg:y="0.316cm" chart:style-name="ch2">
          <text:p>Revenue</text:p>
        </chart:title>
        <chart:legend chart:legend-position="end" svg:x="13.675cm" svg:y="3.208cm" style:legend-expansion="high" chart:style-name="ch3"/>
        <chart:plot-area chart:style-name="ch4" table:cell-range-address="Sheet1.B30:Sheet1.F35" chart:data-source-has-labels="row" svg:x="0.319cm" svg:y="1.301cm" svg:width="13.037cm" svg:height="6.544cm">
          <chartooo:coordinate-region svg:x="1.496cm" svg:y="1.501cm" svg:width="11.766cm" svg:height="5.697cm"/>
          <chart:axis chart:dimension="x" chart:name="primary-x" chart:style-name="ch5">
            <chart:title svg:x="5.616cm" svg:y="8.025cm" chart:style-name="ch6">
              <text:p>Iterations (x200)</text:p>
            </chart:title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Sheet1.B31:Sheet1.B35" chart:label-cell-address="Sheet1.B30:Sheet1.B30" chart:class="chart:line">
            <chart:data-point chart:repeated="5"/>
          </chart:series>
          <chart:series chart:style-name="ch9" chart:values-cell-range-address="Sheet1.C31:Sheet1.C35" chart:label-cell-address="Sheet1.C30:Sheet1.C30" chart:class="chart:line">
            <chart:data-point chart:repeated="5"/>
          </chart:series>
          <chart:series chart:style-name="ch10" chart:values-cell-range-address="Sheet1.D31:Sheet1.D35" chart:label-cell-address="Sheet1.D30:Sheet1.D30" chart:class="chart:line">
            <chart:data-point chart:repeated="5"/>
          </chart:series>
          <chart:series chart:style-name="ch11" chart:values-cell-range-address="Sheet1.E31:Sheet1.E35" chart:label-cell-address="Sheet1.E30:Sheet1.E30" chart:class="chart:line">
            <chart:data-point chart:repeated="5"/>
          </chart:series>
          <chart:series chart:style-name="ch12" chart:values-cell-range-address="Sheet1.F31:Sheet1.F35" chart:label-cell-address="Sheet1.F30:Sheet1.F30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SP 1</text:p>
                <draw:g>
                  <svg:desc>Sheet1.B30:Sheet1.B30</svg:desc>
                </draw:g>
              </table:table-cell>
              <table:table-cell office:value-type="string">
                <text:p>CSP 2</text:p>
                <draw:g>
                  <svg:desc>Sheet1.C30:Sheet1.C30</svg:desc>
                </draw:g>
              </table:table-cell>
              <table:table-cell office:value-type="string">
                <text:p>CSP 3</text:p>
                <draw:g>
                  <svg:desc>Sheet1.D30:Sheet1.D30</svg:desc>
                </draw:g>
              </table:table-cell>
              <table:table-cell office:value-type="string">
                <text:p>CSP 4</text:p>
                <draw:g>
                  <svg:desc>Sheet1.E30:Sheet1.E30</svg:desc>
                </draw:g>
              </table:table-cell>
              <table:table-cell office:value-type="string">
                <text:p>CSP 5</text:p>
                <draw:g>
                  <svg:desc>Sheet1.F30:Sheet1.F3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567">
                <text:p>6567</text:p>
                <draw:g>
                  <svg:desc>Sheet1.B31:Sheet1.B35</svg:desc>
                </draw:g>
              </table:table-cell>
              <table:table-cell office:value-type="float" office:value="13532">
                <text:p>13532</text:p>
                <draw:g>
                  <svg:desc>Sheet1.C31:Sheet1.C35</svg:desc>
                </draw:g>
              </table:table-cell>
              <table:table-cell office:value-type="float" office:value="6567">
                <text:p>6567</text:p>
                <draw:g>
                  <svg:desc>Sheet1.D31:Sheet1.D35</svg:desc>
                </draw:g>
              </table:table-cell>
              <table:table-cell office:value-type="float" office:value="23084">
                <text:p>23084</text:p>
                <draw:g>
                  <svg:desc>Sheet1.E31:Sheet1.E35</svg:desc>
                </draw:g>
              </table:table-cell>
              <table:table-cell office:value-type="float" office:value="6368">
                <text:p>6368</text:p>
                <draw:g>
                  <svg:desc>Sheet1.F31:Sheet1.F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026.6">
                <text:p>22026.6</text:p>
              </table:table-cell>
              <table:table-cell office:value-type="float" office:value="28509.9">
                <text:p>28509.9</text:p>
              </table:table-cell>
              <table:table-cell office:value-type="float" office:value="10891.3">
                <text:p>10891.3</text:p>
              </table:table-cell>
              <table:table-cell office:value-type="float" office:value="30894.3">
                <text:p>30894.3</text:p>
              </table:table-cell>
              <table:table-cell office:value-type="float" office:value="21335.1">
                <text:p>21335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5728.1">
                <text:p>35728.1</text:p>
              </table:table-cell>
              <table:table-cell office:value-type="float" office:value="42735.6">
                <text:p>42735.6</text:p>
              </table:table-cell>
              <table:table-cell office:value-type="float" office:value="23739.7">
                <text:p>23739.7</text:p>
              </table:table-cell>
              <table:table-cell office:value-type="float" office:value="36551.7">
                <text:p>36551.7</text:p>
              </table:table-cell>
              <table:table-cell office:value-type="float" office:value="32940.4">
                <text:p>32940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7286.3">
                <text:p>47286.3</text:p>
              </table:table-cell>
              <table:table-cell office:value-type="float" office:value="54984.8">
                <text:p>54984.8</text:p>
              </table:table-cell>
              <table:table-cell office:value-type="float" office:value="39482.9">
                <text:p>39482.9</text:p>
              </table:table-cell>
              <table:table-cell office:value-type="float" office:value="44732">
                <text:p>44732</text:p>
              </table:table-cell>
              <table:table-cell office:value-type="float" office:value="43795.8">
                <text:p>43795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9017.1">
                <text:p>59017.1</text:p>
              </table:table-cell>
              <table:table-cell office:value-type="float" office:value="67592.6">
                <text:p>67592.6</text:p>
              </table:table-cell>
              <table:table-cell office:value-type="float" office:value="55288">
                <text:p>55288</text:p>
              </table:table-cell>
              <table:table-cell office:value-type="float" office:value="52968.1">
                <text:p>52968.1</text:p>
              </table:table-cell>
              <table:table-cell office:value-type="float" office:value="54643.2">
                <text:p>54643.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6.143cm" svg:y="0.316cm" chart:style-name="ch2">
          <text:p>Jain's Index Value</text:p>
        </chart:title>
        <chart:legend chart:legend-position="end" svg:x="13.913cm" svg:y="3.955cm" style:legend-expansion="high" chart:style-name="ch3"/>
        <chart:plot-area chart:style-name="ch4" table:cell-range-address="Sheet1.B51:Sheet1.C61" chart:data-source-has-labels="row" svg:x="0.319cm" svg:y="1.301cm" svg:width="13.275cm" svg:height="6.544cm">
          <chartooo:coordinate-region svg:x="1.046cm" svg:y="1.501cm" svg:width="12.361cm" svg:height="5.697cm"/>
          <chart:axis chart:dimension="x" chart:name="primary-x" chart:style-name="ch5">
            <chart:title svg:x="5.774cm" svg:y="8.025cm" chart:style-name="ch6">
              <text:p>Iterations(x100)</text:p>
            </chart:title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Sheet1.B52:Sheet1.B61" chart:label-cell-address="Sheet1.B51:Sheet1.B51" chart:class="chart:line">
            <chart:data-point chart:repeated="10"/>
          </chart:series>
          <chart:series chart:style-name="ch9" chart:values-cell-range-address="Sheet1.C52:Sheet1.C61" chart:label-cell-address="Sheet1.C51:Sheet1.C51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100</text:p>
                <draw:g>
                  <svg:desc>Sheet1.B51:Sheet1.B51</svg:desc>
                </draw:g>
              </table:table-cell>
              <table:table-cell office:value-type="string">
                <text:p>x200</text:p>
                <draw:g>
                  <svg:desc>Sheet1.C51:Sheet1.C5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47336">
                <text:p>0.747336</text:p>
                <draw:g>
                  <svg:desc>Sheet1.B52:Sheet1.B61</svg:desc>
                </draw:g>
              </table:table-cell>
              <table:table-cell office:value-type="float" office:value="0.747336">
                <text:p>0.747336</text:p>
                <draw:g>
                  <svg:desc>Sheet1.C52:Sheet1.C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4887">
                <text:p>0.84887</text:p>
              </table:table-cell>
              <table:table-cell office:value-type="float" office:value="0.747336">
                <text:p>0.7473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58158">
                <text:p>0.958158</text:p>
              </table:table-cell>
              <table:table-cell office:value-type="float" office:value="0.863242">
                <text:p>0.8632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75513">
                <text:p>0.975513</text:p>
              </table:table-cell>
              <table:table-cell office:value-type="float" office:value="0.863242">
                <text:p>0.8632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61844">
                <text:p>0.961844</text:p>
              </table:table-cell>
              <table:table-cell office:value-type="float" office:value="0.933253">
                <text:p>0.9332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61543">
                <text:p>0.961543</text:p>
              </table:table-cell>
              <table:table-cell office:value-type="float" office:value="0.933253">
                <text:p>0.9332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59715">
                <text:p>0.959715</text:p>
              </table:table-cell>
              <table:table-cell office:value-type="float" office:value="0.958437">
                <text:p>0.9584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568">
                <text:p>0.9568</text:p>
              </table:table-cell>
              <table:table-cell office:value-type="float" office:value="0.958437">
                <text:p>0.9584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72364">
                <text:p>0.972364</text:p>
              </table:table-cell>
              <table:table-cell office:value-type="float" office:value="0.958604">
                <text:p>0.9586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50983">
                <text:p>0.950983</text:p>
              </table:table-cell>
              <table:table-cell office:value-type="float" office:value="0.958604">
                <text:p>0.95860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